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A1 GRANJA REAL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7059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059168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J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813336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TAY DIAZ SIX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670653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8 133 3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700</text:p>
          </table:table-cell>
          <table:table-cell table:style-name="Tableau1.D2" office:value-type="string">
            <text:p text:style-name="P10">15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765095</text:p>
          </table:table-cell>
          <table:table-cell table:style-name="Tabla2.D3" office:value-type="string">
            <text:p text:style-name="P17">15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05:2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